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2_20_Dots_20_3_20_Dashes" svg:stroke-width="0cm" draw:marker-start="" draw:marker-end="" draw:fill="solid" draw:fill-color="#0047ff" draw:auto-grow-height="false" fo:min-height="0.749cm" fo:min-width="0.499cm" fo:wrap-option="no-wrap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cm" fo:min-width="0cm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00ffff" draw:textarea-horizontal-align="left" draw:auto-grow-height="true" draw:auto-grow-width="false" fo:min-height="0cm" fo:min-width="2.6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99cm"/>
    </style:style>
    <style:style style:name="gr13" style:family="graphic" style:parent-style-name="standard">
      <style:graphic-properties draw:marker-end="Arrow" draw:marker-end-width="0.3cm" draw:fill="none" draw:fill-color="#0000ff" draw:textarea-horizontal-align="center" draw:textarea-vertical-align="middle"/>
    </style:style>
    <style:style style:name="gr14" style:family="graphic" style:parent-style-name="standard">
      <style:graphic-properties draw:fill="none" draw:fill-color="#0000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98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dash" draw:stroke-dash="Ultrafine_20_2_20_Dots_20_3_20_Dashes" svg:stroke-width="0.05cm" draw:marker-start-width="0.075cm" draw:marker-end="" draw:marker-end-width="0.0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2_20_Dots_20_3_20_Dashes" svg:stroke-width="0cm" draw:marker-start="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solid" draw:stroke-dash="Ultrafine_20_2_20_Dots_20_3_20_Dashes" svg:stroke-width="0cm" draw:marker-start="" draw:marker-end="" draw:textarea-horizontal-align="center" draw:textarea-vertical-align="middle"/>
    </style:style>
    <style:style style:name="gr22" style:family="graphic" style:parent-style-name="standard">
      <style:graphic-properties draw:stroke="none" draw:stroke-dash="Ultrafine_20_2_20_Dots_20_3_20_Dashes" svg:stroke-width="0cm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draw:stroke-dash="Ultrafine_20_2_20_Dots_20_3_20_Dashes" svg:stroke-width="0cm" draw:marker-start="Arrow" draw:marker-start-width="0.3cm" draw:marker-end="" draw:textarea-horizontal-align="center" draw:textarea-vertical-align="middle"/>
    </style:style>
    <style:style style:name="gr24" style:family="graphic" style:parent-style-name="standard">
      <style:graphic-properties draw:fill="none" draw:fill-color="#00dc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3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99cm"/>
    </style:style>
    <style:style style:name="gr29" style:family="graphic" style:parent-style-name="standard">
      <style:graphic-properties svg:stroke-width="0.05cm" draw:marker-start-width="0.39cm" draw:marker-end-width="0.39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Courier Bold'" style:font-family-generic="modern" style:font-pitch="fixed" fo:font-size="10pt" style:font-size-asian="10pt" style:font-size-complex="10pt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'Courier Bold'" style:font-family-generic="modern" style:font-pitch="fixed" fo:font-size="10pt" style:font-size-asian="10pt" style:font-size-complex="10pt"/>
    </style:style>
    <style:style style:name="P5" style:family="paragraph">
      <style:text-properties fo:font-family="'Courier Bold'" style:font-family-generic="modern" style:font-pitch="fixed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text-properties fo:font-family="'Courier Bold'" style:font-family-generic="modern" style:font-pitch="fixed" fo:font-size="9pt" style:font-size-asian="9pt" style:font-size-complex="9pt"/>
    </style:style>
    <style:style style:name="P8" style:family="paragraph">
      <style:text-properties fo:font-family="'Courier Bold'" style:font-family-generic="modern" style:font-pitch="fixed" fo:font-size="8pt" style:font-size-asian="8pt" style:font-size-complex="8pt"/>
    </style:style>
    <style:style style:name="T1" style:family="text">
      <style:text-properties fo:font-family="'Courier Bold'" style:font-family-generic="modern" style:font-pitch="fixed" fo:font-size="10pt" style:font-size-asian="10pt" style:font-size-complex="10pt"/>
    </style:style>
    <style:style style:name="T2" style:family="text">
      <style:text-properties fo:font-family="'Courier Bold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" style:family="text">
      <style:text-properties fo:font-family="'Courier Bold'" style:font-family-generic="modern" style:font-pitch="fixed" fo:font-size="9pt" style:font-size-asian="9pt" style:font-size-complex="9pt"/>
    </style:style>
    <style:style style:name="T5" style:family="text">
      <style:text-properties fo:font-family="'Courier Bold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5" draw:id="id15" draw:layer="layout" svg:width="3cm" svg:height="1cm" svg:x="3cm" svg:y="20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5.8cm" svg:height="7.25cm" svg:x="2.85cm" svg:y="11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4cm" svg:height="1cm" svg:x="14.5cm" svg:y="9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3cm" svg:height="1.55cm" svg:x="10.2cm" svg:y="9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3cm" svg:height="0.75cm" svg:x="7.25cm" svg:y="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layer="layout" svg:width="11.5cm" svg:height="3.2cm" svg:x="3.5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1cm" svg:x="9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772cm" svg:height="0.662cm" svg:x="9.1cm" svg:y="17.5cm">
          <draw:text-box>
            <text:p><text:span text:style-name="T1">aes.js</text:span></text:p>
          </draw:text-box>
        </draw:frame>
        <draw:custom-shape draw:style-name="gr5" draw:text-style-name="P1" draw:layer="layout" svg:width="2cm" svg:height="1cm" svg:x="11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772cm" svg:height="0.662cm" svg:x="11cm" svg:y="17.517cm">
          <draw:text-box>
            <text:p><text:span text:style-name="T1">md4.js</text:span></text:p>
          </draw:text-box>
        </draw:frame>
        <draw:frame draw:style-name="gr6" draw:text-style-name="P4" draw:layer="layout" svg:width="1.772cm" svg:height="0.662cm" svg:x="11.001cm" svg:y="18.018cm">
          <draw:text-box>
            <text:p><text:span text:style-name="T1">md5.js</text:span></text:p>
          </draw:text-box>
        </draw:frame>
        <draw:frame draw:style-name="gr6" draw:text-style-name="P4" draw:layer="layout" svg:width="1.772cm" svg:height="0.662cm" svg:x="9.102cm" svg:y="18.019cm">
          <draw:text-box>
            <text:p><text:span text:style-name="T1">rmd.js</text:span></text:p>
          </draw:text-box>
        </draw:frame>
        <draw:custom-shape draw:style-name="gr5" draw:text-style-name="P1" draw:layer="layout" svg:width="2cm" svg:height="1cm" svg:x="13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772cm" svg:height="0.662cm" svg:x="13.003cm" svg:y="17.52cm">
          <draw:text-box>
            <text:p><text:span text:style-name="T1">sha.js</text:span></text:p>
          </draw:text-box>
        </draw:frame>
        <draw:frame draw:style-name="gr6" draw:text-style-name="P4" draw:layer="layout" svg:width="2.407cm" svg:height="0.662cm" svg:x="12.804cm" svg:y="18.021cm">
          <draw:text-box>
            <text:p><text:span text:style-name="T1">sha512.js</text:span></text:p>
          </draw:text-box>
        </draw:frame>
        <draw:frame draw:style-name="gr7" draw:text-style-name="P4" draw:layer="layout" svg:width="1.772cm" svg:height="0.662cm" svg:x="6.3cm" svg:y="17.5cm">
          <draw:text-box>
            <text:p><text:span text:style-name="T1">crc.js</text:span></text:p>
          </draw:text-box>
        </draw:frame>
        <draw:frame draw:style-name="gr6" draw:text-style-name="P4" draw:layer="layout" svg:width="2.619cm" svg:height="0.662cm" svg:x="8.901cm" svg:y="17.038cm">
          <draw:text-box>
            <text:p><text:span text:style-name="T1">EnDeB64.js</text:span></text:p>
          </draw:text-box>
        </draw:frame>
        <draw:frame draw:style-name="gr6" draw:text-style-name="P4" draw:layer="layout" svg:width="2.83cm" svg:height="0.662cm" svg:x="6.301cm" svg:y="16.539cm">
          <draw:text-box>
            <text:p><text:span text:style-name="T1">EnDeHTTP.js</text:span></text:p>
          </draw:text-box>
        </draw:frame>
        <draw:frame draw:style-name="gr6" draw:text-style-name="P5" draw:layer="layout" svg:width="2.132cm" svg:height="0.704cm" svg:x="9.201cm" svg:y="15.639cm">
          <draw:text-box>
            <text:p><text:span text:style-name="T2">EnDe.js</text:span></text:p>
          </draw:text-box>
        </draw:frame>
        <draw:custom-shape draw:style-name="gr1" draw:text-style-name="P1" draw:layer="layout" svg:width="3cm" svg:height="3.2cm" svg:x="15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407cm" svg:height="0.662cm" svg:x="15.001cm" svg:y="16.039cm">
          <draw:text-box>
            <text:p><text:span text:style-name="T1">EnDeRE.js</text:span></text:p>
          </draw:text-box>
        </draw:frame>
        <draw:custom-shape draw:style-name="gr5" draw:text-style-name="P1" draw:layer="layout" svg:width="3.5cm" svg:height="0.6cm" svg:x="11.5cm" svg:y="15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195cm" svg:height="0.662cm" svg:x="12.101cm" svg:y="15.54cm">
          <draw:text-box>
            <text:p><text:span text:style-name="T1">JSReq.js</text:span></text:p>
          </draw:text-box>
        </draw:frame>
        <draw:line draw:style-name="gr8" draw:text-style-name="P1" draw:layer="layout" svg:x1="6.4cm" svg:y1="17.1cm" svg:x2="15cm" svg:y2="17.1cm">
          <text:p/>
        </draw:line>
        <draw:line draw:style-name="gr8" draw:text-style-name="P1" draw:layer="layout" svg:x1="15cm" svg:y1="18.1cm" svg:x2="9cm" svg:y2="18.1cm">
          <text:p/>
        </draw:line>
        <draw:custom-shape draw:style-name="gr9" draw:text-style-name="P1" draw:layer="layout" svg:width="11.5cm" svg:height="3.25cm" svg:x="3.5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cm" svg:height="3.25cm" svg:x="15cm" svg:y="12.2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83cm" svg:height="0.704cm" svg:x="8.7cm" svg:y="12.601cm">
          <draw:text-box>
            <text:p><text:span text:style-name="T2">EnDeGUI.js</text:span></text:p>
          </draw:text-box>
        </draw:frame>
        <draw:frame draw:style-name="gr6" draw:text-style-name="P4" draw:layer="layout" svg:width="3.042cm" svg:height="0.662cm" svg:x="14.9cm" svg:y="12.602cm">
          <draw:text-box>
            <text:p><text:span text:style-name="T1">EnDeREGUI.js</text:span></text:p>
          </draw:text-box>
        </draw:frame>
        <draw:custom-shape draw:style-name="gr9" draw:text-style-name="P1" xml:id="id6" draw:id="id6" draw:layer="layout" svg:width="3.25cm" svg:height="0.75cm" svg:x="3cm" svg:y="8.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" draw:id="id1" draw:layer="layout" svg:width="3cm" svg:height="1cm" svg:x="3cm" svg:y="21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3.25cm" svg:height="0.75cm" svg:x="3cm" svg:y="7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3.25cm" svg:height="0.75cm" svg:x="3cm" svg:y="6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cm" svg:height="1cm" svg:x="3cm" svg:y="22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5cm" svg:height="1cm" svg:x="15.2cm" svg:y="20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4" draw:layer="layout" svg:width="3.4cm" svg:height="0.662cm" svg:x="15.2cm" svg:y="20.641cm">
          <draw:text-box>
            <text:p><text:span text:style-name="T1">EnDeREMap.txt</text:span></text:p>
          </draw:text-box>
        </draw:frame>
        <draw:frame draw:style-name="gr6" draw:text-style-name="P4" draw:layer="layout" svg:width="3.042cm" svg:height="0.662cm" svg:x="3.001cm" svg:y="21.642cm">
          <draw:text-box>
            <text:p><text:span text:style-name="T1">EnDeMaps.txt</text:span></text:p>
          </draw:text-box>
        </draw:frame>
        <draw:frame draw:style-name="gr6" draw:text-style-name="P4" xml:id="id10" draw:id="id10" draw:layer="layout" svg:width="3.042cm" svg:height="0.662cm" svg:x="3.001cm" svg:y="7.243cm">
          <draw:text-box>
            <text:p><text:span text:style-name="T1">EnDeOpts.txt</text:span></text:p>
          </draw:text-box>
        </draw:frame>
        <draw:frame draw:style-name="gr6" draw:text-style-name="P4" xml:id="id12" draw:id="id12" draw:layer="layout" svg:width="3.042cm" svg:height="0.662cm" svg:x="3.001cm" svg:y="6.344cm">
          <draw:text-box>
            <text:p><text:span text:style-name="T1">EnDeFile.txt</text:span></text:p>
          </draw:text-box>
        </draw:frame>
        <draw:frame draw:style-name="gr6" draw:text-style-name="P4" xml:id="id3" draw:id="id3" draw:layer="layout" svg:width="3.042cm" svg:height="0.662cm" svg:x="3.001cm" svg:y="23.144cm">
          <draw:text-box>
            <text:p><text:span text:style-name="T1">EnDeFunc.txt</text:span></text:p>
          </draw:text-box>
        </draw:frame>
        <draw:frame draw:style-name="gr12" draw:text-style-name="P4" draw:layer="layout" svg:width="2.83cm" svg:height="0.662cm" svg:x="3.501cm" svg:y="12.54cm">
          <draw:text-box>
            <text:p><text:span text:style-name="T1">EnDeFile.js</text:span></text:p>
          </draw:text-box>
        </draw:frame>
        <draw:custom-shape draw:style-name="gr9" draw:text-style-name="P1" draw:layer="layout" svg:width="3.25cm" svg:height="0.75cm" svg:x="3cm" svg:y="8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xml:id="id8" draw:id="id8" draw:layer="layout" svg:width="3.254cm" svg:height="0.662cm" svg:x="2.9cm" svg:y="8.141cm">
          <draw:text-box>
            <text:p><text:span text:style-name="T1">EnDeCheck.txt</text:span></text:p>
          </draw:text-box>
        </draw:frame>
        <draw:line draw:style-name="gr8" draw:text-style-name="P1" draw:layer="layout" svg:x1="6.4cm" svg:y1="17.6cm" svg:x2="6.4cm" svg:y2="18.6cm">
          <text:p/>
        </draw:line>
        <draw:connector draw:style-name="gr13" draw:text-style-name="P1" draw:layer="layout" draw:line-skew="-0.499cm" svg:x1="3cm" svg:y1="21.9cm" svg:x2="3.501cm" svg:y2="17.871cm" draw:start-shape="id1" draw:end-shape="id2" draw:end-glue-point="3" svg:d="m3000 21900h-1000v-4029h1501">
          <text:p/>
        </draw:connector>
        <draw:connector draw:style-name="gr13" draw:text-style-name="P1" draw:layer="layout" draw:line-skew="-1.001cm" svg:x1="3.001cm" svg:y1="23.475cm" svg:x2="3.501cm" svg:y2="15.871cm" draw:start-shape="id3" draw:start-glue-point="3" draw:end-shape="id4" svg:d="m3001 23475h-1501v-7604h2001">
          <text:p/>
        </draw:connector>
        <draw:line draw:style-name="gr14" draw:text-style-name="P1" draw:layer="layout" svg:x1="6.4cm" svg:y1="12.2cm" svg:x2="6.4cm" svg:y2="17.6cm">
          <text:p/>
        </draw:line>
        <draw:custom-shape draw:style-name="gr5" draw:text-style-name="P1" draw:layer="layout" svg:width="3.5cm" svg:height="0.5cm" svg:x="11.5cm" svg:y="1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042cm" svg:height="0.662cm" svg:x="11.901cm" svg:y="14.941cm">
          <draw:text-box>
            <text:p><text:span text:style-name="T1">JSDecoder.js</text:span></text:p>
          </draw:text-box>
        </draw:frame>
        <draw:frame draw:style-name="gr6" draw:text-style-name="P4" draw:layer="layout" svg:width="3.042cm" svg:height="0.662cm" svg:x="3.001cm" svg:y="9.041cm">
          <draw:text-box>
            <text:p><text:span text:style-name="T1">EnDeMenu.txt</text:span></text:p>
          </draw:text-box>
        </draw:frame>
        <draw:frame draw:style-name="gr15" draw:text-style-name="P4" draw:layer="layout" svg:width="4.312cm" svg:height="0.662cm" svg:x="14.35cm" svg:y="9.938cm">
          <draw:text-box>
            <text:p><text:span text:style-name="T1">default-filter.xml</text:span></text:p>
          </draw:text-box>
        </draw:frame>
        <draw:frame draw:style-name="gr16" draw:text-style-name="P4" draw:layer="layout" svg:width="3.042cm" svg:height="0.662cm" svg:x="6.202cm" svg:y="16.04cm">
          <draw:text-box>
            <text:p><text:span text:style-name="T1">EnDeCheck.js</text:span></text:p>
          </draw:text-box>
        </draw:frame>
        <draw:custom-shape draw:style-name="gr5" draw:text-style-name="P1" draw:layer="layout" svg:width="3.5cm" svg:height="0.5cm" svg:x="11.5cm" svg:y="14.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65cm" svg:height="0.662cm" svg:x="11.501cm" svg:y="14.441cm">
          <draw:text-box>
            <text:p><text:span text:style-name="T1">JSColorizer.js</text:span></text:p>
          </draw:text-box>
        </draw:frame>
        <draw:line draw:style-name="gr17" draw:text-style-name="P3" xml:id="id14" draw:id="id14" draw:layer="layout" svg:x1="1.5cm" svg:y1="14.5cm" svg:x2="3.5cm" svg:y2="14.5cm">
          <text:p/>
        </draw:line>
        <draw:line draw:style-name="gr18" draw:text-style-name="P3" xml:id="id13" draw:id="id13" draw:layer="layout" svg:x1="3cm" svg:y1="2.5cm" svg:x2="1.5cm" svg:y2="2.5cm">
          <text:p/>
        </draw:line>
        <draw:line draw:style-name="gr17" draw:text-style-name="P3" draw:layer="layout" svg:x1="1.5cm" svg:y1="15cm" svg:x2="3.5cm" svg:y2="15cm">
          <text:p/>
        </draw:line>
        <draw:line draw:style-name="gr18" draw:text-style-name="P3" draw:layer="layout" svg:x1="1.5cm" svg:y1="16.6cm" svg:x2="1.5cm" svg:y2="15cm">
          <text:p/>
        </draw:line>
        <draw:line draw:style-name="gr19" draw:text-style-name="P3" draw:layer="layout" svg:x1="1cm" svg:y1="15.55cm" svg:x2="20cm" svg:y2="15.55cm">
          <text:p/>
        </draw:line>
        <draw:line draw:style-name="gr8" draw:text-style-name="P1" draw:layer="layout" svg:x1="6.4cm" svg:y1="17.6cm" svg:x2="9cm" svg:y2="17.6cm">
          <text:p/>
        </draw:line>
        <draw:line draw:style-name="gr8" draw:text-style-name="P1" draw:layer="layout" svg:x1="6.4cm" svg:y1="18.1cm" svg:x2="9cm" svg:y2="18.1cm">
          <text:p/>
        </draw:line>
        <draw:line draw:style-name="gr20" draw:text-style-name="P3" xml:id="id11" draw:id="id11" draw:layer="layout" svg:x1="1.75cm" svg:y1="14cm" svg:x2="3.5cm" svg:y2="14cm">
          <text:p/>
        </draw:line>
        <draw:line draw:style-name="gr20" draw:text-style-name="P3" xml:id="id9" draw:id="id9" draw:layer="layout" svg:x1="2cm" svg:y1="13.5cm" svg:x2="3.5cm" svg:y2="13.5cm">
          <text:p/>
        </draw:line>
        <draw:line draw:style-name="gr20" draw:text-style-name="P3" xml:id="id7" draw:id="id7" draw:layer="layout" svg:x1="2.25cm" svg:y1="13cm" svg:x2="3.5cm" svg:y2="13cm">
          <text:p/>
        </draw:line>
        <draw:line draw:style-name="gr20" draw:text-style-name="P3" xml:id="id5" draw:id="id5" draw:layer="layout" svg:x1="2.5cm" svg:y1="12.5cm" svg:x2="3.5cm" svg:y2="12.5cm">
          <text:p/>
        </draw:line>
        <draw:connector draw:style-name="gr21" draw:text-style-name="P3" draw:layer="layout" draw:line-skew="0.501cm" svg:x1="2.5cm" svg:y1="12.5cm" svg:x2="3cm" svg:y2="9.325cm" draw:start-shape="id5" draw:start-glue-point="3" draw:end-shape="id6" draw:end-glue-point="6" svg:d="m2500 12500v0-3175h500">
          <text:p/>
        </draw:connector>
        <draw:connector draw:style-name="gr21" draw:text-style-name="P3" draw:layer="layout" svg:x1="2.25cm" svg:y1="13cm" svg:x2="2.9cm" svg:y2="8.472cm" draw:start-shape="id7" draw:start-glue-point="3" draw:end-shape="id8" draw:end-glue-point="3" svg:d="m2250 13000v-4528h650">
          <text:p/>
        </draw:connector>
        <draw:connector draw:style-name="gr21" draw:text-style-name="P3" draw:layer="layout" svg:x1="2cm" svg:y1="13.5cm" svg:x2="3.001cm" svg:y2="7.574cm" draw:start-shape="id9" draw:start-glue-point="3" draw:end-shape="id10" draw:end-glue-point="3" svg:d="m2000 13500v-5926h1001">
          <text:p/>
        </draw:connector>
        <draw:connector draw:style-name="gr21" draw:text-style-name="P3" draw:layer="layout" svg:x1="1.75cm" svg:y1="14cm" svg:x2="3.001cm" svg:y2="6.675cm" draw:start-shape="id11" draw:start-glue-point="3" draw:end-shape="id12" draw:end-glue-point="3" svg:d="m1750 14000v-7325h1251">
          <text:p/>
        </draw:connector>
        <draw:connector draw:style-name="gr21" draw:text-style-name="P3" draw:layer="layout" svg:x1="1.5cm" svg:y1="2.5cm" svg:x2="1.5cm" svg:y2="14.5cm" draw:start-shape="id13" draw:start-glue-point="3" draw:end-shape="id14" draw:end-glue-point="3" svg:d="m1500 2500v12000">
          <text:p/>
        </draw:connector>
        <draw:frame draw:style-name="gr22" draw:text-style-name="P2" draw:layer="layout" svg:width="1.645cm" svg:height="0.971cm" svg:x="4.105cm" svg:y="19.029cm">
          <draw:text-box>
            <text:p><text:span text:style-name="T3">LIB</text:span></text:p>
          </draw:text-box>
        </draw:frame>
        <draw:frame draw:style-name="gr22" draw:text-style-name="P2" draw:layer="layout" svg:width="1.645cm" svg:height="0.971cm" svg:x="4cm" svg:y="10.279cm">
          <draw:text-box>
            <text:p><text:span text:style-name="T3">GUI</text:span></text:p>
          </draw:text-box>
        </draw:frame>
        <draw:line draw:style-name="gr21" draw:text-style-name="P6" draw:layer="layout" svg:x1="3cm" svg:y1="5.3cm" svg:x2="1.5cm" svg:y2="5.3cm">
          <text:p/>
        </draw:line>
        <draw:line draw:style-name="gr23" draw:text-style-name="P6" draw:layer="layout" svg:x1="18cm" svg:y1="13cm" svg:x2="19.25cm" svg:y2="13cm">
          <text:p/>
        </draw:line>
        <draw:line draw:style-name="gr21" draw:text-style-name="P6" draw:layer="layout" svg:x1="19.25cm" svg:y1="8.5cm" svg:x2="19.25cm" svg:y2="13cm">
          <text:p/>
        </draw:line>
        <draw:line draw:style-name="gr21" draw:text-style-name="P6" draw:layer="layout" svg:x1="19.25cm" svg:y1="10.25cm" svg:x2="18.5cm" svg:y2="10.25cm">
          <text:p/>
        </draw:line>
        <draw:line draw:style-name="gr23" draw:text-style-name="P6" draw:layer="layout" svg:x1="18cm" svg:y1="15cm" svg:x2="19.25cm" svg:y2="15cm">
          <text:p/>
        </draw:line>
        <draw:line draw:style-name="gr23" draw:text-style-name="P6" draw:layer="layout" svg:x1="18cm" svg:y1="16.5cm" svg:x2="19.25cm" svg:y2="16.5cm">
          <text:p/>
        </draw:line>
        <draw:line draw:style-name="gr21" draw:text-style-name="P6" draw:layer="layout" svg:x1="19.25cm" svg:y1="15cm" svg:x2="19.25cm" svg:y2="21cm">
          <text:p/>
        </draw:line>
        <draw:line draw:style-name="gr21" draw:text-style-name="P6" draw:layer="layout" svg:x1="18.75cm" svg:y1="21cm" svg:x2="19.25cm" svg:y2="21cm">
          <text:p/>
        </draw:line>
        <draw:frame draw:style-name="gr16" draw:text-style-name="P4" draw:layer="layout" svg:width="2.998cm" svg:height="0.662cm" svg:x="14.202cm" svg:y="25.14cm">
          <draw:text-box>
            <text:p><text:span text:style-name="T1">GUI files</text:span></text:p>
          </draw:text-box>
        </draw:frame>
        <draw:frame draw:style-name="gr16" draw:text-style-name="P4" draw:layer="layout" svg:width="2.998cm" svg:height="0.662cm" svg:x="14.203cm" svg:y="25.84cm">
          <draw:text-box>
            <text:p><text:span text:style-name="T1">LIB files</text:span></text:p>
          </draw:text-box>
        </draw:frame>
        <draw:frame draw:style-name="gr16" draw:text-style-name="P4" draw:layer="layout" svg:width="5.37cm" svg:height="0.662cm" svg:x="14.204cm" svg:y="26.44cm">
          <draw:text-box>
            <text:p><text:span text:style-name="T1">payload files (for GUI)</text:span></text:p>
          </draw:text-box>
        </draw:frame>
        <draw:frame draw:style-name="gr16" draw:text-style-name="P4" draw:layer="layout" svg:width="3.677cm" svg:height="0.662cm" svg:x="14.205cm" svg:y="27.14cm">
          <draw:text-box>
            <text:p><text:span text:style-name="T1">generated files</text:span></text:p>
          </draw:text-box>
        </draw:frame>
        <draw:frame draw:style-name="gr16" draw:text-style-name="P4" draw:layer="layout" svg:width="2.998cm" svg:height="0.662cm" svg:x="14.202cm" svg:y="24.44cm">
          <draw:text-box>
            <text:p><text:span text:style-name="T1">text files</text:span></text:p>
          </draw:text-box>
        </draw:frame>
        <draw:custom-shape draw:style-name="gr24" draw:text-style-name="P1" draw:layer="layout" svg:width="3cm" svg:height="0.6cm" svg:x="11cm" svg:y="24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cm" svg:height="0.4cm" svg:x="11cm" svg:y="2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0.4cm" svg:x="11cm" svg:y="2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4cm" svg:x="11cm" svg:y="2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0.4cm" svg:x="11cm" svg:y="2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cm" svg:height="0.7cm" svg:x="7.2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465cm" svg:height="0.662cm" svg:x="7.101cm" svg:y="5.04cm">
          <draw:text-box>
            <text:p><text:span text:style-name="T1">sqlPattern.txt</text:span></text:p>
          </draw:text-box>
        </draw:frame>
        <draw:custom-shape draw:style-name="gr5" draw:text-style-name="P1" draw:layer="layout" svg:width="3cm" svg:height="0.4cm" svg:x="7.6cm" svg:y="28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9cm" svg:height="0.662cm" svg:x="14.206cm" svg:y="27.84cm">
          <draw:text-box>
            <text:p><text:span text:style-name="T1">3'rd party files</text:span></text:p>
          </draw:text-box>
        </draw:frame>
        <draw:frame draw:style-name="gr6" draw:text-style-name="P4" draw:layer="layout" svg:width="3.677cm" svg:height="0.662cm" svg:x="7.102cm" svg:y="4.143cm">
          <draw:text-box>
            <text:p><text:span text:style-name="T1">h4k.in-enc.html</text:span></text:p>
          </draw:text-box>
        </draw:frame>
        <draw:frame draw:style-name="gr6" draw:text-style-name="P7" draw:layer="layout" svg:width="3.741cm" svg:height="0.997cm" svg:x="10.002cm" svg:y="9.543cm">
          <draw:text-box>
            <text:p><text:span text:style-name="T4">modsecurity-core-</text:span></text:p>
            <text:p><text:span text:style-name="T4">rules_2.0.tar.gz</text:span></text:p>
          </draw:text-box>
        </draw:frame>
        <draw:line draw:style-name="gr17" draw:text-style-name="P3" draw:layer="layout" svg:x1="13.5cm" svg:y1="10.2cm" svg:x2="14.5cm" svg:y2="10.2cm">
          <text:p/>
        </draw:line>
        <draw:custom-shape draw:style-name="gr4" draw:text-style-name="P1" draw:layer="layout" svg:width="3cm" svg:height="0.4cm" svg:x="7.6cm" svg:y="26.6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3cm" svg:y1="3.5cm" svg:x2="1.5cm" svg:y2="3.5cm">
          <text:p/>
        </draw:line>
        <draw:line draw:style-name="gr21" draw:text-style-name="P6" draw:layer="layout" svg:x1="3cm" svg:y1="4.4cm" svg:x2="1.5cm" svg:y2="4.4cm">
          <text:p/>
        </draw:line>
        <draw:custom-shape draw:style-name="gr3" draw:text-style-name="P1" draw:layer="layout" svg:width="4cm" svg:height="1cm" svg:x="14.5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3cm" svg:height="1.55cm" svg:x="10.2cm" svg:y="7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4" draw:layer="layout" svg:width="3.677cm" svg:height="0.662cm" svg:x="14.65cm" svg:y="8.238cm">
          <draw:text-box>
            <text:p><text:span text:style-name="T1">OWASP-regex.xml</text:span></text:p>
          </draw:text-box>
        </draw:frame>
        <draw:frame draw:style-name="gr26" draw:text-style-name="P7" draw:layer="layout" svg:width="3.6cm" svg:height="1.37cm" svg:x="10.051cm" svg:y="7.738cm">
          <draw:text-box>
            <text:p><text:span text:style-name="T4">OWASP-Validation</text:span></text:p>
            <text:p><text:span text:style-name="T4">RegexRepository</text:span></text:p>
            <text:p><text:span text:style-name="T4"><text:s text:c="6"/></text:span><text:span text:style-name="T4">.xml</text:span></text:p>
          </draw:text-box>
        </draw:frame>
        <draw:line draw:style-name="gr21" draw:text-style-name="P6" draw:layer="layout" svg:x1="19.25cm" svg:y1="8.55cm" svg:x2="18.5cm" svg:y2="8.55cm">
          <text:p/>
        </draw:line>
        <draw:line draw:style-name="gr17" draw:text-style-name="P3" draw:layer="layout" svg:x1="13.5cm" svg:y1="8.5cm" svg:x2="14.5cm" svg:y2="8.5cm">
          <text:p/>
        </draw:line>
        <draw:frame draw:style-name="gr6" draw:text-style-name="P8" draw:layer="layout" svg:width="2.703cm" svg:height="0.581cm" svg:x="7.701cm" svg:y="26.544cm">
          <draw:text-box>
            <text:p><text:span text:style-name="T5">original file</text:span></text:p>
          </draw:text-box>
        </draw:frame>
        <draw:frame draw:style-name="gr27" draw:text-style-name="P5" draw:layer="layout" svg:width="5.624cm" svg:height="0.704cm" svg:x="8.1cm" svg:y="11.601cm">
          <draw:text-box>
            <text:p><text:span text:style-name="T2">EnDe.html (index.html)</text:span></text:p>
          </draw:text-box>
        </draw:frame>
        <draw:frame draw:style-name="gr6" draw:text-style-name="P4" draw:layer="layout" svg:width="2.83cm" svg:height="0.662cm" svg:x="11.801cm" svg:y="17.039cm">
          <draw:text-box>
            <text:p><text:span text:style-name="T1">EnDeUser.js</text:span></text:p>
          </draw:text-box>
        </draw:frame>
        <draw:line draw:style-name="gr8" draw:text-style-name="P1" draw:layer="layout" svg:x1="3.5cm" svg:y1="16.05cm" svg:x2="9cm" svg:y2="16.05cm">
          <text:p/>
        </draw:line>
        <draw:frame draw:style-name="gr22" draw:text-style-name="P2" draw:layer="layout" svg:width="11.17cm" svg:height="0.971cm" svg:x="4.95cm" svg:y="1.023cm">
          <draw:text-box>
            <text:p><text:span text:style-name="T3">EnDe – how it works together</text:span></text:p>
          </draw:text-box>
        </draw:frame>
        <draw:frame draw:style-name="gr6" draw:text-style-name="P4" draw:layer="layout" svg:width="2.83cm" svg:height="0.662cm" svg:x="6.322cm" svg:y="15.519cm">
          <draw:text-box>
            <text:p><text:span text:style-name="T1">EnDeText.js</text:span></text:p>
          </draw:text-box>
        </draw:frame>
        <draw:custom-shape draw:style-name="gr1" draw:text-style-name="P1" draw:layer="layout" svg:width="3cm" svg:height="0.6cm" svg:x="7.5cm" svg:y="24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984cm" svg:height="0.662cm" svg:x="7.401cm" svg:y="24.342cm">
          <draw:text-box>
            <text:p><text:span text:style-name="T1">EnDe.js</text:span></text:p>
          </draw:text-box>
        </draw:frame>
        <draw:line draw:style-name="gr20" draw:text-style-name="P6" draw:layer="layout" svg:x1="15cm" svg:y1="23.5cm" svg:x2="6cm" svg:y2="23.5cm">
          <text:p/>
        </draw:line>
        <draw:frame draw:style-name="gr12" draw:text-style-name="P4" xml:id="id4" draw:id="id4" draw:layer="layout" svg:width="2.83cm" svg:height="0.662cm" svg:x="3.501cm" svg:y="15.54cm">
          <draw:text-box>
            <text:p><text:span text:style-name="T1">EnDeFile.js</text:span></text:p>
          </draw:text-box>
        </draw:frame>
        <draw:frame draw:style-name="gr12" draw:text-style-name="P4" xml:id="id16" draw:id="id16" draw:layer="layout" svg:width="2.83cm" svg:height="0.662cm" svg:x="3.501cm" svg:y="18.04cm">
          <draw:text-box>
            <text:p><text:span text:style-name="T1">EnDeTest.js</text:span></text:p>
          </draw:text-box>
        </draw:frame>
        <draw:frame draw:style-name="gr28" draw:text-style-name="P4" draw:layer="layout" svg:width="3.042cm" svg:height="0.662cm" svg:x="3.001cm" svg:y="20.342cm">
          <draw:text-box>
            <text:p><text:span text:style-name="T1">EnDeTest.txt</text:span></text:p>
          </draw:text-box>
        </draw:frame>
        <draw:line draw:style-name="gr8" draw:text-style-name="P1" draw:layer="layout" svg:x1="3.5cm" svg:y1="17.6cm" svg:x2="6.4cm" svg:y2="17.6cm">
          <text:p/>
        </draw:line>
        <draw:connector draw:style-name="gr13" draw:text-style-name="P1" draw:layer="layout" svg:x1="3cm" svg:y1="20.6cm" svg:x2="3.501cm" svg:y2="18.371cm" draw:start-shape="id15" draw:end-shape="id16" draw:end-glue-point="3" svg:d="m3000 20600h-501v-2229h1002">
          <text:p/>
        </draw:connector>
        <draw:custom-shape draw:style-name="gr5" draw:text-style-name="P1" draw:layer="layout" svg:width="3cm" svg:height="0.65cm" svg:x="7cm" svg:y="20.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772cm" svg:height="0.662cm" svg:x="7.001cm" svg:y="20.943cm">
          <draw:text-box>
            <text:p><text:span text:style-name="T1">sha.js</text:span></text:p>
          </draw:text-box>
        </draw:frame>
        <draw:custom-shape draw:style-name="gr5" draw:text-style-name="P1" draw:layer="layout" svg:width="3cm" svg:height="0.7cm" svg:x="7cm" svg:y="19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772cm" svg:height="0.662cm" svg:x="7.001cm" svg:y="20.044cm">
          <draw:text-box>
            <text:p><text:span text:style-name="T1">md4.js</text:span></text:p>
          </draw:text-box>
        </draw:frame>
        <draw:custom-shape draw:style-name="gr1" draw:text-style-name="P1" draw:layer="layout" svg:width="3cm" svg:height="0.651cm" svg:x="11cm" svg:y="21.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2.83cm" svg:height="0.662cm" svg:x="11.001cm" svg:y="21.745cm">
          <draw:text-box>
            <text:p><text:span text:style-name="T1">blowfish.js</text:span></text:p>
          </draw:text-box>
        </draw:frame>
        <draw:custom-shape draw:style-name="gr10" draw:text-style-name="P1" draw:layer="layout" svg:width="3cm" svg:height="1cm" svg:x="3cm" svg:y="24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2.83cm" svg:height="0.662cm" svg:x="3.001cm" svg:y="24.345cm">
          <draw:text-box>
            <text:p><text:span text:style-name="T1">EnDeFunc.js</text:span></text:p>
          </draw:text-box>
        </draw:frame>
        <draw:line draw:style-name="gr18" draw:text-style-name="P3" draw:layer="layout" svg:x1="10cm" svg:y1="19.5cm" svg:x2="11cm" svg:y2="19.5cm">
          <text:p/>
        </draw:line>
        <draw:line draw:style-name="gr18" draw:text-style-name="P3" draw:layer="layout" svg:x1="10cm" svg:y1="20.3cm" svg:x2="11cm" svg:y2="20.3cm">
          <text:p/>
        </draw:line>
        <draw:custom-shape draw:style-name="gr1" draw:text-style-name="P1" draw:layer="layout" svg:width="3cm" svg:height="0.651cm" svg:x="7cm" svg:y="21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8" draw:text-style-name="P3" draw:layer="layout" svg:x1="10cm" svg:y1="21.9cm" svg:x2="11cm" svg:y2="21.9cm">
          <text:p/>
        </draw:line>
        <draw:line draw:style-name="gr17" draw:text-style-name="P3" draw:layer="layout" svg:x1="10.5cm" svg:y1="19.5cm" svg:x2="10.5cm" svg:y2="23.5cm">
          <text:p/>
        </draw:line>
        <draw:line draw:style-name="gr17" draw:text-style-name="P3" draw:layer="layout" svg:x1="7.5cm" svg:y1="24.65cm" svg:x2="6cm" svg:y2="24.65cm">
          <text:p/>
        </draw:line>
        <draw:line draw:style-name="gr18" draw:text-style-name="P3" draw:layer="layout" svg:x1="7cm" svg:y1="23.5cm" svg:x2="7cm" svg:y2="25.75cm">
          <text:p/>
        </draw:line>
        <draw:custom-shape draw:style-name="gr10" draw:text-style-name="P1" draw:layer="layout" svg:width="3cm" svg:height="1cm" svg:x="3cm" svg:y="25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254cm" svg:height="0.662cm" svg:x="3.001cm" svg:y="25.546cm">
          <draw:text-box>
            <text:p><text:span text:style-name="T1">EnDeFunc.html</text:span></text:p>
          </draw:text-box>
        </draw:frame>
        <draw:line draw:style-name="gr17" draw:text-style-name="P3" draw:layer="layout" svg:x1="7cm" svg:y1="25.75cm" svg:x2="6cm" svg:y2="25.75cm">
          <text:p/>
        </draw:line>
        <draw:line draw:style-name="gr17" draw:text-style-name="P3" draw:layer="layout" svg:x1="9.25cm" svg:y1="6.5cm" svg:x2="9.25cm" svg:y2="11.75cm">
          <text:p/>
        </draw:line>
        <draw:line draw:style-name="gr21" draw:text-style-name="P6" draw:layer="layout" svg:x1="11.25cm" svg:y1="3.9cm" svg:x2="11.25cm" svg:y2="6.5cm">
          <text:p/>
        </draw:line>
        <draw:line draw:style-name="gr21" draw:text-style-name="P6" draw:layer="layout" svg:x1="11.25cm" svg:y1="5.65cm" svg:x2="12.25cm" svg:y2="5.65cm">
          <text:p/>
        </draw:line>
        <draw:line draw:style-name="gr21" draw:text-style-name="P6" draw:layer="layout" svg:x1="9.25cm" svg:y1="6.5cm" svg:x2="12.25cm" svg:y2="6.5cm">
          <text:p/>
        </draw:line>
        <draw:custom-shape draw:style-name="gr5" draw:text-style-name="P1" draw:layer="layout" svg:width="3cm" svg:height="0.7cm" svg:x="11cm" svg:y="19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772cm" svg:height="0.662cm" svg:x="11.001cm" svg:y="20.045cm">
          <draw:text-box>
            <text:p><text:span text:style-name="T1">md5.js</text:span></text:p>
          </draw:text-box>
        </draw:frame>
        <draw:custom-shape draw:style-name="gr5" draw:text-style-name="P1" draw:layer="layout" svg:width="3cm" svg:height="0.7cm" svg:x="11cm" svg:y="1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772cm" svg:height="0.662cm" svg:x="11.001cm" svg:y="19.046cm">
          <draw:text-box>
            <text:p><text:span text:style-name="T1">rmd.js</text:span></text:p>
          </draw:text-box>
        </draw:frame>
        <draw:custom-shape draw:style-name="gr5" draw:text-style-name="P1" draw:layer="layout" svg:width="3cm" svg:height="0.7cm" svg:x="7cm" svg:y="1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772cm" svg:height="0.662cm" svg:x="7.001cm" svg:y="19.144cm">
          <draw:text-box>
            <text:p><text:span text:style-name="T1">aes.js</text:span></text:p>
          </draw:text-box>
        </draw:frame>
        <draw:custom-shape draw:style-name="gr5" draw:text-style-name="P1" draw:layer="layout" svg:width="3cm" svg:height="0.7cm" svg:x="11cm" svg:y="20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2.407cm" svg:height="0.662cm" svg:x="11.001cm" svg:y="20.844cm">
          <draw:text-box>
            <text:p><text:span text:style-name="T1">sha512.js</text:span></text:p>
          </draw:text-box>
        </draw:frame>
        <draw:line draw:style-name="gr18" draw:text-style-name="P3" draw:layer="layout" svg:x1="10cm" svg:y1="21.2cm" svg:x2="11cm" svg:y2="21.2cm">
          <text:p/>
        </draw:line>
        <draw:custom-shape draw:style-name="gr1" draw:text-style-name="P1" draw:layer="layout" svg:width="3cm" svg:height="0.651cm" svg:x="11cm" svg:y="22.4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2.619cm" svg:height="0.662cm" svg:x="11.002cm" svg:y="22.545cm">
          <draw:text-box>
            <text:p><text:span text:style-name="T1">EnDeB64.js</text:span></text:p>
          </draw:text-box>
        </draw:frame>
        <draw:frame draw:style-name="gr16" draw:text-style-name="P4" draw:layer="layout" svg:width="2.998cm" svg:height="0.662cm" svg:x="6.302cm" svg:y="18.04cm">
          <draw:text-box>
            <text:p><text:span text:style-name="T1">blowfish.js</text:span></text:p>
          </draw:text-box>
        </draw:frame>
        <draw:line draw:style-name="gr8" draw:text-style-name="P1" draw:layer="layout" svg:x1="6.4cm" svg:y1="16.617cm" svg:x2="15cm" svg:y2="16.617cm">
          <text:p/>
        </draw:line>
        <draw:line draw:style-name="gr18" draw:text-style-name="P3" draw:layer="layout" svg:x1="11.9cm" svg:y1="16.6cm" svg:x2="11.9cm" svg:y2="17.6cm">
          <text:p/>
        </draw:line>
        <draw:frame draw:style-name="gr12" draw:text-style-name="P4" xml:id="id2" draw:id="id2" draw:layer="layout" svg:width="2.83cm" svg:height="0.662cm" svg:x="3.501cm" svg:y="17.54cm">
          <draw:text-box>
            <text:p><text:span text:style-name="T1">EnDeMaps.js</text:span></text:p>
          </draw:text-box>
        </draw:frame>
        <draw:line draw:style-name="gr29" draw:text-style-name="P1" draw:layer="layout" svg:x1="9cm" svg:y1="15.5cm" svg:x2="9cm" svg:y2="16.65cm">
          <text:p/>
        </draw:line>
        <draw:line draw:style-name="gr29" draw:text-style-name="P1" draw:layer="layout" svg:x1="3.5cm" svg:y1="16.6cm" svg:x2="9cm" svg:y2="16.6cm">
          <text:p/>
        </draw:line>
        <draw:line draw:style-name="gr8" draw:text-style-name="P1" draw:layer="layout" svg:x1="3.5cm" svg:y1="18.1cm" svg:x2="6.4cm" svg:y2="18.1cm">
          <text:p/>
        </draw:line>
        <draw:line draw:style-name="gr18" draw:text-style-name="P3" draw:layer="layout" svg:x1="9cm" svg:y1="16.6cm" svg:x2="9cm" svg:y2="17.6cm">
          <text:p/>
        </draw:line>
        <draw:custom-shape draw:style-name="gr30" draw:text-style-name="P1" draw:layer="layout" svg:width="3.299cm" svg:height="0.75cm" svg:x="12.201cm" svg:y="3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042cm" svg:height="0.662cm" svg:x="12.201cm" svg:y="3.638cm">
          <draw:text-box>
            <text:p><text:span text:style-name="T1">EnDe.man.txt</text:span></text:p>
          </draw:text-box>
        </draw:frame>
        <draw:custom-shape draw:style-name="gr30" draw:text-style-name="P1" draw:layer="layout" svg:width="3.299cm" svg:height="0.75cm" svg:x="12.201cm" svg:y="4.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3.299cm" svg:height="0.75cm" svg:x="12.201cm" svg:y="5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3.299cm" svg:height="0.75cm" svg:x="12.201cm" svg:y="6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677cm" svg:height="0.662cm" svg:x="11.959cm" svg:y="6.138cm">
          <draw:text-box>
            <text:p><text:span text:style-name="T1">EnDe.survey.txt</text:span></text:p>
          </draw:text-box>
        </draw:frame>
        <draw:frame draw:style-name="gr6" draw:text-style-name="P4" draw:layer="layout" svg:width="3.254cm" svg:height="0.662cm" svg:x="12.159cm" svg:y="5.238cm">
          <draw:text-box>
            <text:p><text:span text:style-name="T1">EnDe.code.txt</text:span></text:p>
          </draw:text-box>
        </draw:frame>
        <draw:frame draw:style-name="gr6" draw:text-style-name="P4" draw:layer="layout" svg:width="3.042cm" svg:height="0.662cm" svg:x="12.151cm" svg:y="4.4cm">
          <draw:text-box>
            <text:p><text:span text:style-name="T1">EnDe.FAQ.txt</text:span></text:p>
          </draw:text-box>
        </draw:frame>
        <draw:custom-shape draw:style-name="gr3" draw:text-style-name="P1" draw:layer="layout" svg:width="3.3cm" svg:height="0.75cm" svg:x="3cm" svg:y="2.1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.3cm" svg:height="0.65cm" svg:x="3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3cm" svg:height="0.75cm" svg:x="3cm" svg:y="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465cm" svg:height="0.662cm" svg:x="2.9cm" svg:y="5.04cm">
          <draw:text-box>
            <text:p><text:span text:style-name="T1">sqlPattern.xml</text:span></text:p>
          </draw:text-box>
        </draw:frame>
        <draw:frame draw:style-name="gr6" draw:text-style-name="P4" draw:layer="layout" svg:width="3.465cm" svg:height="0.662cm" svg:x="2.901cm" svg:y="2.241cm">
          <draw:text-box>
            <text:p><text:span text:style-name="T1">xssAttacks.xml</text:span></text:p>
          </draw:text-box>
        </draw:frame>
        <draw:custom-shape draw:style-name="gr3" draw:text-style-name="P1" draw:layer="layout" svg:width="3.3cm" svg:height="0.7cm" svg:x="3cm" svg:y="3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254cm" svg:height="0.662cm" svg:x="3.002cm" svg:y="3.142cm">
          <draw:text-box>
            <text:p><text:span text:style-name="T1">Xss.mario.xml</text:span></text:p>
          </draw:text-box>
        </draw:frame>
        <draw:frame draw:style-name="gr6" draw:text-style-name="P4" draw:layer="layout" svg:width="2.83cm" svg:height="0.662cm" svg:x="3.202cm" svg:y="4.143cm">
          <draw:text-box>
            <text:p><text:span text:style-name="T1">xss-h4k.xml</text:span></text:p>
          </draw:text-box>
        </draw:frame>
        <draw:line draw:style-name="gr20" draw:text-style-name="P6" draw:layer="layout" svg:x1="7.3cm" svg:y1="4.4cm" svg:x2="6.3cm" svg:y2="4.4cm">
          <text:p/>
        </draw:line>
        <draw:line draw:style-name="gr20" draw:text-style-name="P6" draw:layer="layout" svg:x1="7.3cm" svg:y1="5.4cm" svg:x2="6.3cm" svg:y2="5.4cm">
          <text:p/>
        </draw:line>
        <draw:line draw:style-name="gr21" draw:text-style-name="P6" draw:layer="layout" svg:x1="11.25cm" svg:y1="4.75cm" svg:x2="12.25cm" svg:y2="4.75cm">
          <text:p/>
        </draw:line>
        <draw:line draw:style-name="gr21" draw:text-style-name="P6" draw:layer="layout" svg:x1="11.25cm" svg:y1="3.95cm" svg:x2="12.25cm" svg:y2="3.95cm">
          <text:p/>
        </draw:line>
        <draw:custom-shape draw:style-name="gr1" draw:text-style-name="P1" draw:layer="layout" svg:width="3cm" svg:height="0.651cm" svg:x="15cm" svg:y="22.4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772cm" svg:height="0.662cm" svg:x="7.001cm" svg:y="21.645cm">
          <draw:text-box>
            <text:p><text:span text:style-name="T1">crc.js</text:span></text:p>
          </draw:text-box>
        </draw:frame>
        <draw:frame draw:style-name="gr6" draw:text-style-name="P4" draw:layer="layout" svg:width="2.407cm" svg:height="0.662cm" svg:x="15.002cm" svg:y="22.545cm">
          <draw:text-box>
            <text:p><text:span text:style-name="T1">EnDeTS.js</text:span></text:p>
          </draw:text-box>
        </draw:frame>
        <draw:custom-shape draw:style-name="gr1" draw:text-style-name="P1" draw:layer="layout" svg:width="3cm" svg:height="0.651cm" svg:x="15cm" svg:y="23.2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2.407cm" svg:height="0.662cm" svg:x="15.001cm" svg:y="23.345cm">
          <draw:text-box>
            <text:p><text:span text:style-name="T1">EnDeIP.js</text:span></text:p>
          </draw:text-box>
        </draw:frame>
        <draw:line draw:style-name="gr18" draw:text-style-name="P3" draw:layer="layout" svg:x1="14.5cm" svg:y1="22.75cm" svg:x2="15cm" svg:y2="22.75cm">
          <text:p/>
        </draw:line>
        <draw:line draw:style-name="gr17" draw:text-style-name="P3" draw:layer="layout" svg:x1="14.5cm" svg:y1="22.75cm" svg:x2="14.5cm" svg:y2="23.5cm">
          <text:p/>
        </draw:line>
        <draw:custom-shape draw:style-name="gr1" draw:text-style-name="P1" draw:layer="layout" svg:width="3cm" svg:height="0.651cm" svg:x="7cm" svg:y="22.4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772cm" svg:height="0.662cm" svg:x="7.001cm" svg:y="22.545cm">
          <draw:text-box>
            <text:p><text:span text:style-name="T1">des.js</text:span></text:p>
          </draw:text-box>
        </draw:frame>
        <draw:line draw:style-name="gr18" draw:text-style-name="P3" draw:layer="layout" svg:x1="10cm" svg:y1="22.8cm" svg:x2="11cm" svg:y2="2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0-28T01:17:57</meta:creation-date>
    <dc:date>2012-06-02T23:24:14</dc:date>
    <meta:editing-duration>PT7H13M15S</meta:editing-duration>
    <meta:editing-cycles>28</meta:editing-cycles>
    <meta:generator>LibreOffice/3.3$Unix LibreOffice_project/330m19$Build-401</meta:generator>
    <dc:subject>overview of tools and files</dc:subject>
    <dc:title>EnDe - how it works togester</dc:title>
    <dc:creator>Achim </dc:creator>
    <meta:document-statistic meta:object-count="191"/>
  </office:meta>
</office:document-meta>
</file>